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878in" svg:y="0.1886in">
            <draw:object draw:notify-on-update-of-ranges="Sheet1.A1:Sheet1.A1 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8957in" svg:y="4.1173in">
            <draw:object draw:notify-on-update-of-ranges="Sheet1.A24:Sheet1.A24 Sheet1.A25:Sheet1.A28 Sheet1.B24:Sheet1.B24 Sheet1.B25:Sheet1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9398in" svg:y="8.0882in">
            <draw:object draw:notify-on-update-of-ranges="Sheet1.A49:Sheet1.A49 Sheet1.A50:Sheet1.A53 Sheet1.B49:Sheet1.B49 Sheet1.B50:Sheet1.B53 Sheet1.C49:Sheet1.C49 Sheet1.C50:Sheet1.C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Time vectorized</text:p>
          </table:table-cell>
          <table:table-cell office:value-type="string" calcext:value-type="string">
            <text:p>Time sequential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8665" calcext:value-type="float">
            <text:p>0.8665</text:p>
          </table:table-cell>
          <table:table-cell office:value-type="float" office:value="1.2432" calcext:value-type="float">
            <text:p>1.2432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724" calcext:value-type="float">
            <text:p>1.724</text:p>
          </table:table-cell>
          <table:table-cell office:value-type="float" office:value="2.4799" calcext:value-type="float">
            <text:p>2.4799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4703" calcext:value-type="float">
            <text:p>4.4703</text:p>
          </table:table-cell>
          <table:table-cell office:value-type="float" office:value="5.6904" calcext:value-type="float">
            <text:p>5.6904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.1123" calcext:value-type="float">
            <text:p>9.1123</text:p>
          </table:table-cell>
          <table:table-cell office:value-type="float" office:value="11.5729" calcext:value-type="float">
            <text:p>11.5729</text:p>
          </table:table-cell>
          <table:table-cell table:number-columns-repeated="4"/>
        </table:table-row>
        <table:table-row table:style-name="ro1" table:number-rows-repeated="18">
          <table:table-cell table:number-columns-repeated="7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C2]/[.B2]" office:value-type="float" office:value="1.43473744950952" calcext:value-type="float">
            <text:p>1.43473744950952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C3]/[.B3]" office:value-type="float" office:value="1.43845707656613" calcext:value-type="float">
            <text:p>1.43845707656613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C4]/[.B4]" office:value-type="float" office:value="1.27293470236897" calcext:value-type="float">
            <text:p>1.27293470236897</text:p>
          </table:table-cell>
          <table:table-cell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C5]/[.B5]" office:value-type="float" office:value="1.27003061795595" calcext:value-type="float">
            <text:p>1.27003061795595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r01C7</text:p>
          </table:table-cell>
          <table:table-cell office:value-type="string" calcext:value-type="string">
            <text:p>r02C7</text:p>
          </table:table-cell>
          <table:table-cell office:value-type="string" calcext:value-type="string">
            <text:p>r04C7</text:p>
          </table:table-cell>
          <table:table-cell office:value-type="string" calcext:value-type="string">
            <text:p>r08C7</text:p>
          </table:table-cell>
          <table:table-cell office:value-type="string" calcext:value-type="string">
            <text:p>r10C7</text:p>
          </table:table-cell>
          <table:table-cell office:value-type="string" calcext:value-type="string">
            <text:p>r1FC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1" calcext:value-type="float">
            <text:p>61</text:p>
          </table:table-cell>
          <table:table-cell office:value-type="float" office:value="4096003075" calcext:value-type="float">
            <text:p>409600307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4096003282" calcext:value-type="float">
            <text:p>409600328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1" calcext:value-type="float">
            <text:p>61</text:p>
          </table:table-cell>
          <table:table-cell office:value-type="float" office:value="8192006147" calcext:value-type="float">
            <text:p>819200614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8192006354" calcext:value-type="float">
            <text:p>81920063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1" calcext:value-type="float">
            <text:p>61</text:p>
          </table:table-cell>
          <table:table-cell office:value-type="float" office:value="16384012291" calcext:value-type="float">
            <text:p>1638401229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6384012498" calcext:value-type="float">
            <text:p>163840124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1" calcext:value-type="float">
            <text:p>61</text:p>
          </table:table-cell>
          <table:table-cell office:value-type="float" office:value="32768024579" calcext:value-type="float">
            <text:p>327680245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32768024786" calcext:value-type="float">
            <text:p>3276802478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c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r01C7</text:p>
          </table:table-cell>
          <table:table-cell office:value-type="string" calcext:value-type="string">
            <text:p>r02C7</text:p>
          </table:table-cell>
          <table:table-cell office:value-type="string" calcext:value-type="string">
            <text:p>r04C7</text:p>
          </table:table-cell>
          <table:table-cell office:value-type="string" calcext:value-type="string">
            <text:p>r08C7</text:p>
          </table:table-cell>
          <table:table-cell office:value-type="string" calcext:value-type="string">
            <text:p>r10C7</text:p>
          </table:table-cell>
          <table:table-cell office:value-type="string" calcext:value-type="string">
            <text:p>r1FC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2000061" calcext:value-type="float">
            <text:p>512000061</text:p>
          </table:table-cell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  <table:table-cell office:value-type="float" office:value="1024000056" calcext:value-type="float">
            <text:p>1024000056</text:p>
          </table:table-cell>
          <table:table-cell office:value-type="float" office:value="1024000134" calcext:value-type="float">
            <text:p>1024000134</text:p>
          </table:table-cell>
          <table:table-cell office:value-type="float" office:value="1536003282" calcext:value-type="float">
            <text:p>153600328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4000061" calcext:value-type="float">
            <text:p>1024000061</text:p>
          </table:table-cell>
          <table:table-cell office:value-type="float" office:value="6147" calcext:value-type="float">
            <text:p>6147</text:p>
          </table:table-cell>
          <table:table-cell office:value-type="float" office:value="0" calcext:value-type="float">
            <text:p>0</text:p>
          </table:table-cell>
          <table:table-cell office:value-type="float" office:value="2048000056" calcext:value-type="float">
            <text:p>2048000056</text:p>
          </table:table-cell>
          <table:table-cell office:value-type="float" office:value="2048000134" calcext:value-type="float">
            <text:p>2048000134</text:p>
          </table:table-cell>
          <table:table-cell office:value-type="float" office:value="3072006354" calcext:value-type="float">
            <text:p>307200635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24000061" calcext:value-type="float">
            <text:p>1024000061</text:p>
          </table:table-cell>
          <table:table-cell office:value-type="float" office:value="12291" calcext:value-type="float">
            <text:p>12291</text:p>
          </table:table-cell>
          <table:table-cell office:value-type="float" office:value="0" calcext:value-type="float">
            <text:p>0</text:p>
          </table:table-cell>
          <table:table-cell office:value-type="float" office:value="4096000056" calcext:value-type="float">
            <text:p>4096000056</text:p>
          </table:table-cell>
          <table:table-cell office:value-type="float" office:value="4096000134" calcext:value-type="float">
            <text:p>4096000134</text:p>
          </table:table-cell>
          <table:table-cell office:value-type="float" office:value="6144012498" calcext:value-type="float">
            <text:p>61440124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000061" calcext:value-type="float">
            <text:p>4096000061</text:p>
          </table:table-cell>
          <table:table-cell office:value-type="float" office:value="24579" calcext:value-type="float">
            <text:p>24579</text:p>
          </table:table-cell>
          <table:table-cell office:value-type="float" office:value="0" calcext:value-type="float">
            <text:p>0</text:p>
          </table:table-cell>
          <table:table-cell office:value-type="float" office:value="8192000056" calcext:value-type="float">
            <text:p>8192000056</text:p>
          </table:table-cell>
          <table:table-cell office:value-type="float" office:value="8192000134" calcext:value-type="float">
            <text:p>8192000134</text:p>
          </table:table-cell>
          <table:table-cell office:value-type="float" office:value="12288024786" calcext:value-type="float">
            <text:p>12288024786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Vector Size</text:p>
          </table:table-cell>
          <table:table-cell office:value-type="string" calcext:value-type="string">
            <text:p>r1FC7-Vec</text:p>
          </table:table-cell>
          <table:table-cell office:value-type="string" calcext:value-type="string">
            <text:p>r1FC7-Seq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36003282" calcext:value-type="float">
            <text:p>1536003282</text:p>
          </table:table-cell>
          <table:table-cell office:value-type="float" office:value="4096003282" calcext:value-type="float">
            <text:p>4096003282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072006354" calcext:value-type="float">
            <text:p>3072006354</text:p>
          </table:table-cell>
          <table:table-cell office:value-type="float" office:value="8192006354" calcext:value-type="float">
            <text:p>819200635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144012498" calcext:value-type="float">
            <text:p>6144012498</text:p>
          </table:table-cell>
          <table:table-cell office:value-type="float" office:value="16384012498" calcext:value-type="float">
            <text:p>16384012498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288024786" calcext:value-type="float">
            <text:p>12288024786</text:p>
          </table:table-cell>
          <table:table-cell office:value-type="float" office:value="32768024786" calcext:value-type="float">
            <text:p>327680247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9T12:28:27.788647113</meta:creation-date>
    <dc:date>2021-05-09T13:59:13.835925688</dc:date>
    <meta:editing-duration>PT19M35S</meta:editing-duration>
    <meta:editing-cycles>2</meta:editing-cycles>
    <meta:generator>LibreOffice/7.1.2.2$Linux_X86_64 LibreOffice_project/10$Build-2</meta:generator>
    <meta:document-statistic meta:table-count="1" meta:cell-count="11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782cm" svg:y="3.954cm" style:legend-expansion="high" chart:style-name="ch2"/>
        <chart:plot-area chart:style-name="ch3" table:cell-range-address="Sheet1.A1:Sheet1.C5" chart:data-source-has-labels="both" svg:x="0.319cm" svg:y="0.18cm" svg:width="12.144cm" svg:height="8.645cm">
          <chart:coordinate-region svg:x="0.94cm" svg:y="0.379cm" svg:width="11.523cm" svg:height="7.799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vectorized</text:p>
                <draw:g>
                  <svg:desc>Sheet1.B1:Sheet1.B1</svg:desc>
                </draw:g>
              </table:table-cell>
              <table:table-cell office:value-type="string">
                <text:p>Time sequent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:Sheet1.A5</svg:desc>
                </draw:g>
              </table:table-cell>
              <table:table-cell office:value-type="float" office:value="0.8665">
                <text:p>0.8665</text:p>
                <draw:g>
                  <svg:desc>Sheet1.B2:Sheet1.B5</svg:desc>
                </draw:g>
              </table:table-cell>
              <table:table-cell office:value-type="float" office:value="1.2432">
                <text:p>1.2432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724">
                <text:p>1.724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4703">
                <text:p>4.4703</text:p>
              </table:table-cell>
              <table:table-cell office:value-type="float" office:value="5.6904">
                <text:p>5.690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.1123">
                <text:p>9.1123</text:p>
              </table:table-cell>
              <table:table-cell office:value-type="float" office:value="11.5729">
                <text:p>11.5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4.201cm" style:legend-expansion="high" chart:style-name="ch2"/>
        <chart:plot-area chart:style-name="ch3" table:cell-range-address="Sheet1.A24:Sheet1.B28" chart:data-source-has-labels="both" svg:x="0.32cm" svg:y="0.18cm" svg:width="12.667cm" svg:height="8.64cm">
          <chart:coordinate-region svg:x="1.232cm" svg:y="0.379cm" svg:width="11.383cm" svg:height="7.794cm"/>
          <chart:axis chart:dimension="x" chart:name="primary-x" chart:style-name="ch4" chartooo:axis-type="auto">
            <chartooo:date-scale/>
            <chart:categories table:cell-range-address="Sheet1.A25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5:Sheet1.B28" chart:label-cell-address="Sheet1.B24:Sheet1.B24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25:Sheet1.A28</svg:desc>
                </draw:g>
              </table:table-cell>
              <table:table-cell office:value-type="float" office:value="1.43473744950952">
                <text:p>1.43473744950952</text:p>
                <draw:g>
                  <svg:desc>Sheet1.B25:Sheet1.B28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43845707656613">
                <text:p>1.4384570765661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27293470236897">
                <text:p>1.2729347023689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.27003061795595">
                <text:p>1.270030617955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Sheet1.A49:Sheet1.C53" chart:data-source-has-labels="both" svg:x="0.32cm" svg:y="0.18cm" svg:width="12.965cm" svg:height="8.64cm">
          <chart:coordinate-region svg:x="2.608cm" svg:y="0.379cm" svg:width="10.677cm" svg:height="7.794cm"/>
          <chart:axis chart:dimension="x" chart:name="primary-x" chart:style-name="ch4" chartooo:axis-type="auto">
            <chartooo:date-scale/>
            <chart:categories table:cell-range-address="Sheet1.A50:Sheet1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0:Sheet1.B53" chart:label-cell-address="Sheet1.B49:Sheet1.B49" chart:class="chart:bar">
            <chart:data-point chart:repeated="4"/>
          </chart:series>
          <chart:series chart:style-name="ch8" chart:values-cell-range-address="Sheet1.C50:Sheet1.C53" chart:label-cell-address="Sheet1.C49:Sheet1.C4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1FC7-Vec</text:p>
                <draw:g>
                  <svg:desc>Sheet1.B49:Sheet1.B49</svg:desc>
                </draw:g>
              </table:table-cell>
              <table:table-cell office:value-type="string">
                <text:p>r1FC7-Seq</text:p>
                <draw:g>
                  <svg:desc>Sheet1.C49:Sheet1.C49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50:Sheet1.A53</svg:desc>
                </draw:g>
              </table:table-cell>
              <table:table-cell office:value-type="float" office:value="1536003282">
                <text:p>1536003282</text:p>
                <draw:g>
                  <svg:desc>Sheet1.B50:Sheet1.B53</svg:desc>
                </draw:g>
              </table:table-cell>
              <table:table-cell office:value-type="float" office:value="4096003282">
                <text:p>4096003282</text:p>
                <draw:g>
                  <svg:desc>Sheet1.C50:Sheet1.C53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072006354">
                <text:p>3072006354</text:p>
              </table:table-cell>
              <table:table-cell office:value-type="float" office:value="8192006354">
                <text:p>819200635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6144012498">
                <text:p>6144012498</text:p>
              </table:table-cell>
              <table:table-cell office:value-type="float" office:value="16384012498">
                <text:p>1638401249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2288024786">
                <text:p>12288024786</text:p>
              </table:table-cell>
              <table:table-cell office:value-type="float" office:value="32768024786">
                <text:p>327680247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